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Ezres" style:data-style-name="N36"/>
    <style:style style:name="ce5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4.683125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ser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ev</text:p>
          </table:table-cell>
          <table:table-cell office:value-type="string" table:style-name="ce1">
            <text:p>felhasznalonev</text:p>
          </table:table-cell>
          <table:table-cell office:value-type="string" table:style-name="ce1">
            <text:p>jelszo</text:p>
          </table:table-cell>
          <table:table-cell office:value-type="string" table:style-name="ce1">
            <text:p>pontszam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adarász Anna</text:p>
          </table:table-cell>
          <table:table-cell office:value-type="string" table:style-name="ce1">
            <text:p>madann</text:p>
          </table:table-cell>
          <table:table-cell table:number-columns-repeated="16381" table:style-name="ce1"/>
        </table:table-row>
        <table:table-row table:number-rows-repeated="1048574" table:style-name="ro1">
          <table:table-cell table:number-columns-repeated="16384"/>
        </table:table-row>
      </table:table>
      <table:table table:name="kerdes" table:style-name="ta1">
        <table:table-column table:style-name="co1" table:default-cell-style-name="ce1"/>
        <table:table-column table:style-name="co3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szoveg</text:p>
          </table:table-cell>
          <table:table-cell office:value-type="string" table:style-name="ce1">
            <text:p>kategoria_id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elyik NEM tartozik a peplonos vírusok közé?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Különböző vírusokban, körülbelül hányféle fehérje figyelhető meg?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Melyik NEM meghatározó taxonómiai jelleg a vírusoknál?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Melyik krónikus perzisztens fertőzés?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Melyik látens perzisztens fertőzés?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Melyik vírus válhat ki lassú vírusfertőzést?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Melyik NEM igazolt onkogén vírus?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Melyik emberek megbetegítő DNS vírus típus?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Melyik DNS vírus okozta betegség?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Melyik embereket megbetegítő RNS vírus típus?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Mely betegséget NEM poxvírus okozza?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Melyik betegséget NEM paramyxo vírus okozza?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Melyik betegséget okozza a togavírus?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A veszettséget melyik vírus okozza?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Melyik betegség ellen alkalmaznak gyengített vírust aktív immunizálás során?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Melyik kórokozó felelős a szivacsos agysorvadásért?<text:s/>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Melyik betegség ellen alkalmaznak elölt vírust aktív immunizálás során?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Melyik NEM tartozik az emberi prionbetegségek közé?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Mi terjeszti a legtöbb növényi vírusbetegséget?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Melyik betegség okozója tartozik a retrovírusok közé?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Melyik sejt mieloid előalakú?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Melyik sejt limfoid előalakú?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Melyik NEM elsődleges nyirokszerv?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Melyik másodlagos nyirokszerv?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Mikor jelenik meg a természetes immunitás?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Melyik NEM a természetes immunrendszer sejtje?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Melyik az adaptív immunitás sejtje?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Nagyrészt mit ismer fel a T-sejt antigénként?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Hogyan nevezzük a peptidet bemutató molekulákat?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elyiken NEM található meg az MHC II molekula?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Az ellenanyag mely 4 fehérjeláncból épül fel?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Melyik sejt tartozik a felismerő sejtek csoportjába?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Mik a B-sejtek jellegzetes molekuláik?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Hol találkozhatnak a B-sejtek az antigénnel leggyakrabban?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Hány típusa van a T-sejtnek?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A B-sejtek elsődleges válaszhoz szükséges maximális időtartam?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Hányféle interleukint ismerünk?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Mely sejt NEM vesznek részt az allergiás reakciókban?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Melyik molekulának van szerepe a paraziták elleni védekezésben?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Hanyas típusú hiperszenzitivizűciós reakcióhoz tartozik az autoimmun betegségek?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Mi szerint NEM csoportosítjuk a fehérjéket?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Melyik vegyület tartozik a poláros oldalláncú aminosavak közé?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Melyik vegyület tartozik a hidrofób oldalláncú aminosavak közé?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Melyik poláros oldalláncú aminosav bázikus?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Melyik poláros oldalláncú aminosav savas?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Hány A a szén és a nitrogén közötti kettős kötés távolság?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Szabad rotáció C-alfa- atomok mentén, milyen szögekkel történhet?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ehérjék estében melyik az alfa-hélix legjellegzetesebb menete?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Mi alkotja a mioglobint?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Hány síkból állhat a béta-redós sík?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Hány aminosav alkotja a béta-kanyart?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Melyik fehérje, amely a Ca2+ szint érzékeléséért és szabályozásáért felelős?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Melyik fehérje, amelyik a polipetidlánc feltekeredését segíti?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Mi NEM jellemző a dajkafehérjékre?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Melyik betegség okzója hibás felgombolyodás miatti aktív fehérje hiány?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Hol termelődik az alfa-keratin?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Hogy nevezzük az enzimnek azt a részét, ahova a szubsztrát specifikusan kötődik?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Mi jellemző az enzimek által katalizált rekaciókra?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Hány csoportja van az enzimeknek az általuk katalizált reakciók típsusa alapján?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Melyik tényező NEM befolyásolja az enzimek aktivitását?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Mi az őszirózsafélék virágképlete?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Mi a pillangósvirágúak virágképlete?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Hogy néz ki a Poaceae-k levele?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Hogy néz ki az Apicaceae-k levele?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Hogy néz ki a Fabaceae-k virága?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Hogy néz ki az Apicaceae-k virága?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Hány ostorral rendelkeznek a Rhodophyta-k?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Hány ostorral rendelkeznek a Heterokontophyta-k?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Melyik tartozik a Clorophyta-k pigmentje?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Hol fordulnak elő leggyakrabban a Dinophyta-k?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Melyik taxonómiai családba sorolható a kókuszdió?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Melyik taxonómiai családba sorolható a bambusznád?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Melyik taxonómiai családba sorolható a kakaó?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Ki alkotta a Herbáriumot?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Kiről nevezték el a növénytani tanszéket?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Ki külföldi taxonómus, aki a fejlődéstörténeti rendszert alkotta?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Melyik zárvatermő rendelkezik nem tectalt pollennel?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Melyik heterospórás haraszt?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Melyik homiospórás haraszt?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Melyik zárvatermő heteroxtil fatestű?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number-rows-repeated="1048495" table:style-name="ro1">
          <table:table-cell table:number-columns-repeated="16384"/>
        </table:table-row>
      </table:table>
      <table:table table:name="valasz" table:style-name="ta2"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kerdes_id</text:p>
          </table:table-cell>
          <table:table-cell office:value-type="string" table:style-name="ce1">
            <text:p>valasz</text:p>
          </table:table-cell>
          <table:table-cell office:value-type="string" table:style-name="ce1">
            <text:p>helyes</text:p>
          </table:table-cell>
          <table:table-cell office:value-type="string" table:style-name="ce1">
            <text:p>kategóri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erpesz</text:p>
          </table:table-cell>
          <table:table-cell office:value-type="boolean" office:boolean-value="false" table:style-name="ce1">
            <text:p>HAMIS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IV</text:p>
          </table:table-cell>
          <table:table-cell office:value-type="boolean" office:boolean-value="false" table:style-name="ce1">
            <text:p>HAMIS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yme-kór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20-140</text:p>
          </table:table-cell>
          <table:table-cell office:value-type="boolean" office:boolean-value="false" table:style-name="ce1">
            <text:p>HAMIS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0-105</text:p>
          </table:table-cell>
          <table:table-cell office:value-type="boolean" office:boolean-value="false" table:style-name="ce1">
            <text:p>HAMIS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-30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apszid szimmetria</text:p>
          </table:table-cell>
          <table:table-cell office:value-type="boolean" office:boolean-value="false" table:style-name="ce1">
            <text:p>HAMIS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eplon jelenléte</text:p>
          </table:table-cell>
          <table:table-cell office:value-type="boolean" office:boolean-value="false" table:style-name="ce1">
            <text:p>HAMIS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lazmid jelenléte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árányhimlő</text:p>
          </table:table-cell>
          <table:table-cell office:value-type="boolean" office:boolean-value="false" table:style-name="ce1">
            <text:p>HAMIS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pstein-Barr</text:p>
          </table:table-cell>
          <table:table-cell office:value-type="boolean" office:boolean-value="false" table:style-name="ce1">
            <text:p>HAMIS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epatitis B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anyaró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HIV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árányhimlő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epatitis B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árányhimlő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nyaró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epatitis B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PV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epatitis A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oronavírusok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Flavívírusok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erpeszvírusok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umpsz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kanyaró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tehénhimlő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Poxvírusok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Papovírusok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renavírusok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fekete himlő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tehénhimlő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árányhimlő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mumpsz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kanyaró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árgaláz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HIV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Kaposi-szarkóma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rózsahimlő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koronavírus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retrovírus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rhabdovírus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veszettség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influenza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kanyaró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HIV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viorid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prion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gyermekbénulás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árgaláz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veszettség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reutzfeldt-Jacob szindróma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kuru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mumpsz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ember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pollen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rovarok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zivacsos agysorvadás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rózsahimlő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HIV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-sejt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T-sejt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dendritikus sejt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hízósejt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monocita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T-sejt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örös csontvelő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tímusz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lép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hasnyálmirigy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zem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lép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agg korban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ubertás korban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zületést megelőzően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granulociták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monociták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T-sejt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dendritikus sejt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K sejt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B-sejt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mikrobákat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kleotidokat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peptideket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GHB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MTC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MHC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dendritikus sejt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B-limfociták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T-sejt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1 könnyű és 3 nehéz lánc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3 könnyű és 1 nehéz lánc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2 könnyű és 2 nehéz lánc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K sejt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dendritikus sejt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T-sejt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makrobák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mikróbák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immunglobulinok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izmokban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elsődleges nyirokszervekben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másodlagos nyirokszervekben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2">
            <text:p>2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1 nap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3 hét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36" table:style-name="ce1">
            <text:p>36</text:p>
          </table:table-cell>
          <table:table-cell office:value-type="string" table:style-name="ce3">
            <text:p>7-14 nap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37" table:style-name="ce1">
            <text:p>37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37" table:style-name="ce1">
            <text:p>37</text:p>
          </table:table-cell>
          <table:table-cell office:value-type="float" office:value="120" table:style-name="ce2">
            <text:p>120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37" table:style-name="ce1">
            <text:p>37</text:p>
          </table:table-cell>
          <table:table-cell office:value-type="float" office:value="30" table:style-name="ce2">
            <text:p>30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hízósejt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bazofil granulociták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K sejt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IgM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IgG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IgE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I-es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II-es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IV-es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oldallánc kémiai természete alapján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biológiai funkció alapján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élettartam alapján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glicin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alanin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zerin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hisztidin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arginin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triptofán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lizin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aszpartát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hisztidin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tirozin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arginin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glutamát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46" table:style-name="ce1">
            <text:p>46</text:p>
          </table:table-cell>
          <table:table-cell office:value-type="float" office:value="1.47" table:style-name="ce2">
            <text:p>1,47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46" table:style-name="ce1">
            <text:p>46</text:p>
          </table:table-cell>
          <table:table-cell office:value-type="float" office:value="1.27" table:style-name="ce2">
            <text:p>1,27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46" table:style-name="ce1">
            <text:p>46</text:p>
          </table:table-cell>
          <table:table-cell office:value-type="float" office:value="1.33" table:style-name="ce2">
            <text:p>1,33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alfa és pszi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alfa és béta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fi és pszi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lineáris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bal menet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jobb menet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béta-hélix és csomó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béta-redő és hurok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alfa-hélix és hurok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50" table:style-name="ce1">
            <text:p>50</text:p>
          </table:table-cell>
          <table:table-cell office:value-type="string" table:style-name="ce4">
            <text:p>2-12 között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50 - 120 között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8-12 között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51" table:style-name="ce1">
            <text:p>51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51" table:style-name="ce1">
            <text:p>51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51" table:style-name="ce1">
            <text:p>51</text:p>
          </table:table-cell>
          <table:table-cell office:value-type="float" office:value="4" table:style-name="ce5">
            <text:p>4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aszpargirin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glutamát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kalmodulin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agymamafehérjék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polipeptidoglikáz enzim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protein diszulfid izomeráz enzim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a polipeptidláncra való feltekeredés megakadályozása túl korán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meggyorsítja a polipetidlánc kialakulását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pontán feladatot lát el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heterokrómia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HIV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arlósejtes vérszegénység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pókok hálójában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halak kloákájában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a gerincesek elszarusódó hámlyában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zubtraktor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kapcsoló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aktív centrum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van melléktermék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em specifikusak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gyorsabb lefolyásúak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59" table:style-name="ce1">
            <text:p>59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59" table:style-name="ce1">
            <text:p>59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59" table:style-name="ce1">
            <text:p>59</text:p>
          </table:table-cell>
          <table:table-cell office:value-type="float" office:value="6" table:style-name="ce2">
            <text:p>6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hőmérséklet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méret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K5C5A2+2-2G2f*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K5C5A5+5/9+1G1f*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K5C5A5G2a*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K5C5A∞G∞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P2A3+0G1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K5C5A5+5/9+1G1f*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gyakran összetett, pálhás/ félbeszárnyalt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örvös levélállás, csipkés vagy fogas szélű levél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zálas, épszélű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váltakozó állásúak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3 levélkéből összetett, szárnyas, egyszerű, szórtan elhelyezkedő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többszörösen szárnyalt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aktinomorf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összetett, füzérkés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pillangós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bogas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összetett, füzérkés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ernyős virágzatú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67" table:style-name="ce1">
            <text:p>67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akár 8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67" table:style-name="ce1">
            <text:p>67</text:p>
          </table:table-cell>
          <table:table-cell office:value-type="float" office:value="0" table:style-name="ce2">
            <text:p>0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68" table:style-name="ce1">
            <text:p>68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2">
            <text:p>2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fikocianin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béta-karotin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b lutein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édesvíz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zárazföld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tenger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Poaceae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Fabaceae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Arecaceae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Malvaceae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Rubiaceae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Poaceae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Apiaceae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Fabaceae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Malvaceae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oó Rezsó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okal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Méliusz Juhász Péter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Méliusz Juhász Péter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Jávorka Sándor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oó Rezsó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neath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Discordies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Hutchinson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Kígyónyelv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Psilotum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Amborella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Amborella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Asplenium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alvinia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phedra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Degeneria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Dyropteris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Hydropteris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Amborella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Welwitschia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number-rows-repeated="1048335" table:style-name="ro1">
          <table:table-cell table:number-columns-repeated="16384"/>
        </table:table-row>
      </table:table>
      <table:table table:name="kategoriak" table:style-name="ta1">
        <table:table-column table:style-name="co1" table:default-cell-style-name="ce1"/>
        <table:table-column table:style-name="co5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megnevezes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ikrobiológia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immunológia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biokémia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növényrendszertan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textual="true"/>
    </number:date-style>
    <number:number-style style:name="N37P0">
      <number:text> </number:text>
      <number:number number:decimal-places="2" number:min-integer-digits="1" number:grouping="true"/>
      <number:text>    </number:text>
    </number:number-style>
    <number:number-style style:name="N37P1">
      <number:text>-</number:text>
      <number:number number:decimal-places="2" number:min-integer-digits="1" number:grouping="true"/>
      <number:text>    </number:text>
    </number:number-style>
    <number:number-style style:name="N37P2">
      <number:text> -</number:text>
      <number:number number:decimal-places="0" number:min-integer-digits="2">
        <number:embedded-text number:position="0">   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Ezres" style:family="table-cell" style:data-style-name="N37"/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adarász Anna</meta:initial-creator>
    <dc:creator>Madarász Anna</dc:creator>
    <meta:creation-date>2020-03-26T10:22:23Z</meta:creation-date>
    <dc:date>2020-04-13T21:02:15Z</dc:date>
  </office:meta>
</office:document-meta>
</file>